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77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icipantes_9594028023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D da Reunião</text:p>
          </table:table-cell>
          <table:table-cell table:style-name="ce1" office:value-type="string" calcext:value-type="string">
            <text:p>Tópico</text:p>
          </table:table-cell>
          <table:table-cell table:style-name="ce1" office:value-type="string" calcext:value-type="string">
            <text:p>Horário de Início</text:p>
          </table:table-cell>
          <table:table-cell table:style-name="ce1" office:value-type="string" calcext:value-type="string">
            <text:p>Horário de Término</text:p>
          </table:table-cell>
          <table:table-cell table:style-name="ce1" office:value-type="string" calcext:value-type="string">
            <text:p>Duração (Minutos)</text:p>
          </table:table-cell>
          <table:table-cell table:style-name="ce1" office:value-type="string" calcext:value-type="string">
            <text:p>Participantes</text:p>
          </table:table-cell>
          <table:table-cell table:number-columns-repeated="1018"/>
        </table:table-row>
        <table:table-row table:style-name="ro1">
          <table:table-cell table:style-name="ce1" office:value-type="float" office:value="95940280230" calcext:value-type="float">
            <text:p>95940280230</text:p>
          </table:table-cell>
          <table:table-cell table:style-name="ce1" office:value-type="string" calcext:value-type="string">
            <text:p>7th EICEFALA (www.letras.ufmg.br/eicefala)</text:p>
          </table:table-cell>
          <table:table-cell table:style-name="ce3" office:value-type="string" calcext:value-type="string">
            <text:p>14/09/2021 12:23:35</text:p>
          </table:table-cell>
          <table:table-cell table:style-name="ce3" office:value-type="string" calcext:value-type="string">
            <text:p>14/09/2021 16:37:2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Nome (Nome original)</text:p>
          </table:table-cell>
          <table:table-cell table:style-name="ce1" office:value-type="string" calcext:value-type="string">
            <text:p>E-mail do usuário</text:p>
          </table:table-cell>
          <table:table-cell table:style-name="ce1" office:value-type="string" calcext:value-type="string">
            <text:p>Duração total (minutos)</text:p>
          </table:table-cell>
          <table:table-cell table:style-name="ce1" office:value-type="string" calcext:value-type="string">
            <text:p>Convidado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Adriano Vilela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Laura Schereschewsky</text:p>
          </table:table-cell>
          <table:table-cell table:style-name="ce1" office:value-type="string" calcext:value-type="string">
            <text:p>castilhoslaura@gmail.com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Fabiano Silva</text:p>
          </table:table-cell>
          <table:table-cell table:style-name="ce1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Sala Virtual 03 - Setor de TI da Faculdade de Letras</text:p>
          </table:table-cell>
          <table:table-cell table:style-name="ce1" office:value-type="string" calcext:value-type="string">
            <text:p>suporte@letras.ufmg.b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ão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Leonardo Araujo</text:p>
          </table:table-cell>
          <table:table-cell table:style-name="ce1" office:value-type="string" calcext:value-type="string">
            <text:p>leolca@gmail.com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Adelaide Silva</text:p>
          </table:table-cell>
          <table:table-cell table:style-name="ce1"/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Laís Bockorni</text:p>
          </table:table-cell>
          <table:table-cell table:style-name="ce1" office:value-type="string" calcext:value-type="string">
            <text:p>laisbockorni@gmail.com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Magnun Rochel</text:p>
          </table:table-cell>
          <table:table-cell table:style-name="ce1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Leandro Guimarães Ferreira</text:p>
          </table:table-cell>
          <table:table-cell table:style-name="ce1" office:value-type="string" calcext:value-type="string">
            <text:p>leandrogferreira@afcuritiba.com.br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hani.yehia</text:p>
          </table:table-cell>
          <table:table-cell table:style-name="ce1"/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Felipe Kupske</text:p>
          </table:table-cell>
          <table:table-cell table:style-name="ce1" office:value-type="string" calcext:value-type="string">
            <text:p>kupske@gmail.com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Maria Cantoni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Marcelo Meira</text:p>
          </table:table-cell>
          <table:table-cell table:style-name="ce1"/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Melchior Melo</text:p>
          </table:table-cell>
          <table:table-cell table:style-name="ce1" office:value-type="string" calcext:value-type="string">
            <text:p>melchior.melo1@gmail.com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iviane Ramos</text:p>
          </table:table-cell>
          <table:table-cell table:style-name="ce1"/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eacher Suzana Cruz</text:p>
          </table:table-cell>
          <table:table-cell table:style-name="ce1" office:value-type="string" calcext:value-type="string">
            <text:p>suzanalongocruz@gmail.com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Ana Cristina</text:p>
          </table:table-cell>
          <table:table-cell table:style-name="ce1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Matheus Freitas</text:p>
          </table:table-cell>
          <table:table-cell table:style-name="ce1"/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haïs Cristófaro Silva</text:p>
          </table:table-cell>
          <table:table-cell table:style-name="ce1" office:value-type="string" calcext:value-type="string">
            <text:p>thaiscristofaro@gmail.com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Isamar Pales</text:p>
          </table:table-cell>
          <table:table-cell table:style-name="ce1"/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Aline Benevides</text:p>
          </table:table-cell>
          <table:table-cell table:style-name="ce1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Wellington Mendes</text:p>
          </table:table-cell>
          <table:table-cell table:style-name="ce1" office:value-type="string" calcext:value-type="string">
            <text:p>wellington.matt@gmail.co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Rosane Silveira</text:p>
          </table:table-cell>
          <table:table-cell table:style-name="ce1" office:value-type="string" calcext:value-type="string">
            <text:p>rosanesilveira@hotmail.com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ecília Toledo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Leonardo Teixeira</text:p>
          </table:table-cell>
          <table:table-cell table:style-name="ce1" office:value-type="string" calcext:value-type="string">
            <text:p>leonardo.teixeira@prof.fariasbrito.com.br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Itana Nascimento</text:p>
          </table:table-cell>
          <table:table-cell table:style-name="ce1" office:value-type="string" calcext:value-type="string">
            <text:p>itanallopes@gmail.com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ALERRANDRO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Ronaldo Lima Jr</text:p>
          </table:table-cell>
          <table:table-cell table:style-name="ce1" office:value-type="string" calcext:value-type="string">
            <text:p>ronaldojr@letras.ufc.br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Juliana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Blenda</text:p>
          </table:table-cell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Victor Hugo Medina</text:p>
          </table:table-cell>
          <table:table-cell table:style-name="ce1" office:value-type="string" calcext:value-type="string">
            <text:p>vhmedinasoares@gmail.com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Suzana Cruz</text:p>
          </table:table-cell>
          <table:table-cell table:style-name="ce1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Emerson</text:p>
          </table:table-cell>
          <table:table-cell table:style-name="ce1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Maria de Fatima Baia</text:p>
          </table:table-cell>
          <table:table-cell table:style-name="ce1" office:value-type="string" calcext:value-type="string">
            <text:p>baiamfa.ling@gmail.com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geisi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Geisiane Rocha</text:p>
          </table:table-cell>
          <table:table-cell table:style-name="ce1" office:value-type="string" calcext:value-type="string">
            <text:p>geisianne_bjl@yahoo.com.b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Geisiane Rocha</text:p>
          </table:table-cell>
          <table:table-cell table:style-name="ce1"/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Adriano Vilela</text:p>
          </table:table-cell>
          <table:table-cell table:style-name="ce1" office:value-type="string" calcext:value-type="string">
            <text:p>adriano.vilela@gmail.com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Mariana Santos</text:p>
          </table:table-cell>
          <table:table-cell table:style-name="ce1" office:value-type="string" calcext:value-type="string">
            <text:p>marianateacher@yahoo.co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ANA CRISTINA</text:p>
          </table:table-cell>
          <table:table-cell table:style-name="ce1"/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Maria Cantoni (Rodrigo Cornelio)</text:p>
          </table:table-cell>
          <table:table-cell table:style-name="ce1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Fabiana</text:p>
          </table:table-cell>
          <table:table-cell table:style-name="ce1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Gabriel Silva Hermida</text:p>
          </table:table-cell>
          <table:table-cell table:style-name="ce1" office:value-type="string" calcext:value-type="string">
            <text:p>silva.gabriel2207@gmail.com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Felipe Viana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Zuleica Camargo</text:p>
          </table:table-cell>
          <table:table-cell table:style-name="ce1" office:value-type="string" calcext:value-type="string">
            <text:p>zuleica.camargo@gmail.com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Rafael Laboissière</text:p>
          </table:table-cell>
          <table:table-cell table:style-name="ce1"/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João Vítor</text:p>
          </table:table-cell>
          <table:table-cell table:style-name="ce1"/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Silke Hamann</text:p>
          </table:table-cell>
          <table:table-cell table:style-name="ce1" office:value-type="string" calcext:value-type="string">
            <text:p>silke.hamann@uva.nl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Lílian Rodrigues</text:p>
          </table:table-cell>
          <table:table-cell table:style-name="ce1"/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Joao SANSAO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m</text:p>
          </table:table-cell>
          <table:table-cell table:style-name="ce1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5T08:39:38.217000000</dc:date>
    <meta:editing-duration>PT1M8S</meta:editing-duration>
    <meta:editing-cycles>1</meta:editing-cycles>
    <meta:generator>LibreOffice/7.1.2.2$Windows_X86_64 LibreOffice_project/8a45595d069ef5570103caea1b71cc9d82b2aae4</meta:generator>
    <meta:document-statistic meta:table-count="1" meta:cell-count="188" meta:object-count="0"/>
  </office:meta>
</office:document-meta>
</file>